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l_describ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α</text:p>
          </table:table-cell>
          <table:table-cell office:value-type="float" office:value="0.395989780942752" calcext:value-type="float">
            <text:p>0.395989780942752</text:p>
          </table:table-cell>
          <table:table-cell office:value-type="float" office:value="0.264517146328849" calcext:value-type="float">
            <text:p>0.264517146328849</text:p>
          </table:table-cell>
        </table:table-row>
        <table:table-row table:style-name="ro1">
          <table:table-cell office:value-type="string" calcext:value-type="string">
            <text:p>β1</text:p>
          </table:table-cell>
          <table:table-cell office:value-type="float" office:value="10.752938761758" calcext:value-type="float">
            <text:p>10.752938761758</text:p>
          </table:table-cell>
          <table:table-cell office:value-type="float" office:value="7.14435299412625" calcext:value-type="float">
            <text:p>7.14435299412625</text:p>
          </table:table-cell>
        </table:table-row>
        <table:table-row table:style-name="ro1">
          <table:table-cell office:value-type="string" calcext:value-type="string">
            <text:p>β2</text:p>
          </table:table-cell>
          <table:table-cell office:value-type="float" office:value="7.41395352720704" calcext:value-type="float">
            <text:p>7.41395352720704</text:p>
          </table:table-cell>
          <table:table-cell office:value-type="float" office:value="2.41664412661629" calcext:value-type="float">
            <text:p>2.41664412661629</text:p>
          </table:table-cell>
        </table:table-row>
        <table:table-row table:style-name="ro1">
          <table:table-cell office:value-type="string" calcext:value-type="string">
            <text:p>ηₜ</text:p>
          </table:table-cell>
          <table:table-cell office:value-type="float" office:value="0.506585951312162" calcext:value-type="float">
            <text:p>0.506585951312162</text:p>
          </table:table-cell>
          <table:table-cell office:value-type="float" office:value="0.520401652210425" calcext:value-type="float">
            <text:p>0.520401652210425</text:p>
          </table:table-cell>
        </table:table-row>
        <table:table-row table:style-name="ro1">
          <table:table-cell office:value-type="string" calcext:value-type="string">
            <text:p>ηᵣ</text:p>
          </table:table-cell>
          <table:table-cell office:value-type="float" office:value="0.250749865007089" calcext:value-type="float">
            <text:p>0.250749865007089</text:p>
          </table:table-cell>
          <table:table-cell office:value-type="float" office:value="0.038170445701683" calcext:value-type="float">
            <text:p>0.038170445701683</text:p>
          </table:table-cell>
        </table:table-row>
        <table:table-row table:style-name="ro1">
          <table:table-cell office:value-type="string" calcext:value-type="string">
            <text:p>wₒ</text:p>
          </table:table-cell>
          <table:table-cell office:value-type="float" office:value="2.49886202554212" calcext:value-type="float">
            <text:p>2.49886202554212</text:p>
          </table:table-cell>
          <table:table-cell office:value-type="float" office:value="1.82306325806898" calcext:value-type="float">
            <text:p>1.82306325806898</text:p>
          </table:table-cell>
        </table:table-row>
        <table:table-row table:style-name="ro1">
          <table:table-cell office:value-type="string" calcext:value-type="string">
            <text:p>wₕ</text:p>
          </table:table-cell>
          <table:table-cell office:value-type="float" office:value="4.06453229619769" calcext:value-type="float">
            <text:p>4.06453229619769</text:p>
          </table:table-cell>
          <table:table-cell office:value-type="float" office:value="2.10782411121784" calcext:value-type="float">
            <text:p>2.10782411121784</text:p>
          </table:table-cell>
        </table:table-row>
        <table:table-row table:style-name="ro1">
          <table:table-cell office:value-type="string" calcext:value-type="string">
            <text:p>wᵧ</text:p>
          </table:table-cell>
          <table:table-cell office:value-type="float" office:value="3.14572429383338" calcext:value-type="float">
            <text:p>3.14572429383338</text:p>
          </table:table-cell>
          <table:table-cell office:value-type="float" office:value="0.86608812891482" calcext:value-type="float">
            <text:p>0.86608812891482</text:p>
          </table:table-cell>
        </table:table-row>
        <table:table-row table:style-name="ro1">
          <table:table-cell office:value-type="string" calcext:value-type="string">
            <text:p>MaxL</text:p>
          </table:table-cell>
          <table:table-cell office:value-type="float" office:value="-175.703502173397" calcext:value-type="float">
            <text:p>-175.703502173397</text:p>
          </table:table-cell>
          <table:table-cell office:value-type="float" office:value="-190.557486399" calcext:value-type="float">
            <text:p>-190.557486399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397.037264144044" calcext:value-type="float">
            <text:p>397.037264144044</text:p>
          </table:table-cell>
          <table:table-cell office:value-type="float" office:value="426.74523259525" calcext:value-type="float">
            <text:p>426.74523259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00:28:00.02994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00:28:08.374979937</dc:date>
    <meta:editing-duration>PT8S</meta:editing-duration>
    <meta:editing-cycles>1</meta:editing-cycles>
    <meta:document-statistic meta:table-count="1" meta:cell-count="33" meta:object-count="0"/>
  </office:meta>
</office:document-meta>
</file>